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  <style:text-properties fo:language="ru" fo:country="RU"/>
    </style:style>
    <style:style style:name="P2" style:parent-style-name="Normal" style:family="paragraph">
      <style:text-properties fo:language="ru" fo:country="RU"/>
    </style:style>
    <style:style style:name="P3" style:parent-style-name="Normal" style:family="paragraph">
      <style:text-properties fo:language="ru" fo:country="RU"/>
    </style:style>
    <style:style style:name="P4" style:parent-style-name="Normal" style:family="paragraph">
      <style:text-properties fo:language="ru" fo:country="RU"/>
    </style:style>
    <style:style style:name="P5" style:parent-style-name="Normal" style:family="paragraph">
      <style:text-properties fo:language="ru" fo:country="RU"/>
    </style:style>
    <style:style style:name="P6" style:parent-style-name="Normal" style:family="paragraph">
      <style:text-properties fo:language="ru" fo:country="RU"/>
    </style:style>
    <style:style style:name="P7" style:parent-style-name="Normal" style:family="paragraph">
      <style:text-properties fo:language="ru" fo:country="RU"/>
    </style:style>
    <style:style style:name="T8" style:parent-style-name="DefaultParagraphFont" style:family="text">
      <style:text-properties fo:language="ru" fo:country="RU"/>
    </style:style>
    <style:style style:name="T9" style:parent-style-name="DefaultParagraphFont" style:family="text">
      <style:text-properties fo:language="ru" fo:country="RU"/>
    </style:style>
    <style:style style:name="T10" style:parent-style-name="DefaultParagraphFont" style:family="text">
      <style:text-properties fo:language="ru" fo:country="RU"/>
    </style:style>
    <style:style style:name="P11" style:parent-style-name="Normal" style:family="paragraph">
      <style:text-properties fo:language="ru" fo:country="RU"/>
    </style:style>
    <style:style style:name="P12" style:parent-style-name="Normal" style:family="paragraph">
      <style:text-properties fo:language="ru" fo:country="RU"/>
    </style:style>
    <style:style style:name="P13" style:parent-style-name="Normal" style:family="paragraph">
      <style:text-properties fo:language="ru" fo:country="RU"/>
    </style:style>
    <style:style style:name="P14" style:parent-style-name="Normal" style:family="paragraph">
      <style:text-properties fo:language="ru" fo:country="RU"/>
    </style:style>
    <style:style style:name="P15" style:parent-style-name="Normal" style:family="paragraph">
      <style:text-properties fo:language="ru" fo:country="RU"/>
    </style:style>
    <style:style style:name="P16" style:parent-style-name="Normal" style:family="paragraph">
      <style:text-properties fo:language="ru" fo:country="RU"/>
    </style:style>
    <style:style style:name="P17" style:parent-style-name="Normal" style:family="paragraph">
      <style:text-properties fo:language="ru" fo:country="RU"/>
    </style:style>
    <style:style style:name="P18" style:parent-style-name="Normal" style:family="paragraph">
      <style:text-properties fo:language="ru" fo:country="RU"/>
    </style:style>
    <style:style style:name="T19" style:parent-style-name="DefaultParagraphFont" style:family="text">
      <style:text-properties fo:language="ru" fo:country="RU"/>
    </style:style>
    <style:style style:name="T20" style:parent-style-name="DefaultParagraphFont" style:family="text">
      <style:text-properties fo:language="ru" fo:country="RU"/>
    </style:style>
    <style:style style:name="T21" style:parent-style-name="DefaultParagraphFont" style:family="text">
      <style:text-properties fo:language="ru" fo:country="RU"/>
    </style:style>
    <style:style style:name="P22" style:parent-style-name="Normal" style:family="paragraph">
      <style:text-properties fo:language="ru" fo:country="RU"/>
    </style:style>
    <style:style style:name="P23" style:parent-style-name="Normal" style:family="paragraph">
      <style:text-properties fo:language="ru" fo:country="RU"/>
    </style:style>
    <style:style style:name="P24" style:parent-style-name="Normal" style:family="paragraph">
      <style:text-properties fo:language="ru" fo:country="RU"/>
    </style:style>
    <style:style style:name="P25" style:parent-style-name="Normal" style:family="paragraph">
      <style:text-properties fo:language="ru" fo:country="RU"/>
    </style:style>
    <style:style style:name="P26" style:parent-style-name="Normal" style:family="paragraph">
      <style:text-properties fo:language="ru" fo:country="RU"/>
    </style:style>
    <style:style style:name="P27" style:parent-style-name="Normal" style:family="paragraph">
      <style:text-properties fo:language="ru" fo:country="RU"/>
    </style:style>
    <style:style style:name="P28" style:parent-style-name="Normal" style:family="paragraph">
      <style:text-properties fo:language="ru" fo:country="RU"/>
    </style:style>
    <style:style style:name="P29" style:parent-style-name="Normal" style:family="paragraph">
      <style:text-properties fo:language="ru" fo:country="RU"/>
    </style:style>
    <style:style style:name="T30" style:parent-style-name="DefaultParagraphFont" style:family="text">
      <style:text-properties fo:language="ru" fo:country="RU"/>
    </style:style>
    <style:style style:name="T31" style:parent-style-name="DefaultParagraphFont" style:family="text">
      <style:text-properties fo:language="ru" fo:country="RU"/>
    </style:style>
    <style:style style:name="T32" style:parent-style-name="DefaultParagraphFont" style:family="text">
      <style:text-properties fo:language="ru" fo:country="RU"/>
    </style:style>
    <style:style style:name="P33" style:parent-style-name="Normal" style:family="paragraph">
      <style:text-properties fo:language="ru" fo:country="RU"/>
    </style:style>
    <style:style style:name="P34" style:parent-style-name="Normal" style:family="paragraph">
      <style:text-properties fo:language="ru" fo:country="RU"/>
    </style:style>
    <style:style style:name="P35" style:parent-style-name="Normal" style:family="paragraph">
      <style:text-properties fo:language="ru" fo:country="RU"/>
    </style:style>
    <style:style style:name="P36" style:parent-style-name="Normal" style:family="paragraph">
      <style:text-properties fo:language="ru" fo:country="RU"/>
    </style:style>
    <style:style style:name="P37" style:parent-style-name="Normal" style:family="paragraph">
      <style:text-properties fo:language="ru" fo:country="RU"/>
    </style:style>
    <style:style style:name="P38" style:parent-style-name="Normal" style:family="paragraph">
      <style:text-properties fo:language="ru" fo:country="RU"/>
    </style:style>
    <style:style style:name="P39" style:parent-style-name="Normal" style:family="paragraph">
      <style:text-properties fo:language="ru" fo:country="RU"/>
    </style:style>
    <style:style style:name="P40" style:parent-style-name="Normal" style:family="paragraph">
      <style:text-properties fo:language="ru" fo:country="RU"/>
    </style:style>
    <style:style style:name="T41" style:parent-style-name="DefaultParagraphFont" style:family="text">
      <style:text-properties fo:language="ru" fo:country="RU"/>
    </style:style>
    <style:style style:name="T42" style:parent-style-name="DefaultParagraphFont" style:family="text">
      <style:text-properties fo:language="ru" fo:country="RU"/>
    </style:style>
    <style:style style:name="T43" style:parent-style-name="DefaultParagraphFont" style:family="text">
      <style:text-properties fo:language="ru" fo:country="RU"/>
    </style:style>
  </office:automatic-styles>
  <office:body>
    <office:text text:use-soft-page-breaks="true">
      <text:p text:style-name="P1">Первый текст</text:p>
      <text:p text:style-name="P2">без: <text:s text:c="2"/>1, бы: <text:s text:c="3"/>2, в: <text:s text:c="4"/>6,<text:s/><text:s/>вот: <text:s text:c="2"/>1,<text:s/><text:s text:c="3"/>да: <text:s text:c="3"/>1,<text:s/></text:p>
      <text:p text:style-name="P3">для: <text:s text:c="2"/>2, до: <text:s text:c="3"/>1, если: <text:s/>2, же: <text:s text:c="3"/>1, и: <text:s text:c="4"/>11,<text:s/></text:p>
      <text:p text:style-name="P4">из: <text:s text:c="3"/>1,<text:s text:c="3"/><text:s/>к: <text:s text:c="4"/>3,<text:s/><text:s/>как: <text:s text:c="2"/>3,<text:s/><text:s/>на: <text:s text:c="3"/>2,<text:s/><text:s/>но: <text:s text:c="3"/>3,<text:s/></text:p>
      <text:p text:style-name="P5">о: <text:s text:c="3"/><text:s text:c="2"/><text:s/>2,<text:s/><text:s/>от: <text:s text:c="3"/>1, по: <text:s text:c="3"/>2, раз: <text:s text:c="2"/>2,<text:s/><text:s text:c="4"/>с: <text:s text:c="4"/>4,<text:s/></text:p>
      <text:p text:style-name="P6">со: <text:s text:c="3"/>1,<text:s/><text:s text:c="2"/>так: <text:s text:c="2"/>2, тех: <text:s text:c="2"/>1, то: <text:s text:c="3"/>1,<text:s text:c="3"/><text:s/>тот: <text:s text:c="2"/>1,<text:s/></text:p>
      <text:p text:style-name="P7">тут: <text:s text:c="2"/>2, уже: <text:s text:c="2"/>3, что: <text:s text:c="2"/>1,<text:s/></text:p>
      <text:p text:style-name="Normal">TOP 3 most popular:<text:s/><text:span text:style-name="T8">и</text:span>,<text:s/><text:span text:style-name="T9">с</text:span>,<text:s/><text:span text:style-name="T10">к</text:span></text:p>
      <text:p text:style-name="P11"/>
      <text:p text:style-name="P12">Второй</text:p>
      <text:p text:style-name="P13">в: <text:s text:c="4"/>11, во: <text:s text:c="3"/>1, где: <text:s text:c="2"/>1, еще: <text:s text:c="2"/>1, же: <text:s text:c="3"/>2,<text:s/></text:p>
      <text:p text:style-name="P14">за: <text:s text:c="3"/>3,<text:s/><text:s/>и: <text:s/><text:s text:c="2"/><text:s text:c="3"/>8,<text:s/><text:s/>из: <text:s text:c="3"/>3, им: <text:s text:c="3"/>1,<text:s/><text:s text:c="2"/>к: <text:s text:c="4"/>1,<text:s/></text:p>
      <text:p text:style-name="P15">как: <text:s text:c="2"/>1, на: <text:s text:c="3"/>11, но: <text:s text:c="3"/>4, они: <text:s text:c="2"/>1, от: <text:s text:c="3"/>1,<text:s/></text:p>
      <text:p text:style-name="P16">по: <text:s text:c="3"/>2,<text:s text:c="2"/><text:s/>с: <text:s text:c="4"/>4,<text:s text:c="3"/><text:s/>те: <text:s text:c="3"/>1, то: <text:s text:c="3"/>1, том: <text:s text:c="2"/>2,<text:s/></text:p>
      <text:p text:style-name="P17">тот: <text:s text:c="2"/>1,<text:s/><text:s/>тут: <text:s text:c="2"/>1,<text:s/><text:s text:c="2"/>у: <text:s text:c="4"/>1, хотя: <text:s/>1, что: <text:s text:c="2"/>5,<text:s/></text:p>
      <text:p text:style-name="P18">чтобы: 2,<text:s/></text:p>
      <text:p text:style-name="Normal">TOP 3 most popular:<text:s/><text:span text:style-name="T19">в</text:span>,<text:s/><text:span text:style-name="T20">на</text:span>,<text:s/><text:span text:style-name="T21">что</text:span></text:p>
      <text:p text:style-name="Normal"/>
      <text:p text:style-name="P22">Третий</text:p>
      <text:p text:style-name="P23">а: <text:s text:c="4"/>1, бы: <text:s text:c="3"/>1, в: <text:s text:c="4"/>4, во: <text:s text:c="3"/>2, вот: <text:s text:c="2"/>2,<text:s/></text:p>
      <text:p text:style-name="P24">где: <text:s text:c="2"/>1, для: <text:s text:c="2"/>2, если: <text:s/>2, еще: <text:s text:c="2"/>1, же: <text:s text:c="3"/>2,<text:s/></text:p>
      <text:p text:style-name="P25">за: <text:s text:c="3"/>1, и: <text:s text:c="4"/>10, из: <text:s text:c="3"/>1, к: <text:s text:c="4"/>2, как: <text:s text:c="2"/>2,<text:s/></text:p>
      <text:p text:style-name="P26">кто: <text:s text:c="2"/>1, ли: <text:s text:c="3"/>3, на: <text:s text:c="3"/>4, нет: <text:s text:c="2"/>1, о: <text:s text:c="4"/>3,<text:s/></text:p>
      <text:p text:style-name="P27">об: <text:s text:c="3"/>1, от: <text:s text:c="3"/>2, по: <text:s text:c="3"/>1, раз: <text:s text:c="2"/>1, с: <text:s text:c="4"/>4,<text:s/></text:p>
      <text:p text:style-name="P28">так: <text:s text:c="2"/>1, тем: <text:s text:c="2"/>1, то: <text:s text:c="3"/>2, тот: <text:s text:c="2"/>1, у: <text:s text:c="4"/>1,<text:s/></text:p>
      <text:p text:style-name="P29">хотя: <text:s/>1, что: <text:s text:c="2"/>5, чтобы: 1, эти: <text:s text:c="2"/>1,<text:s/></text:p>
      <text:p text:style-name="Normal">TOP 3 most popular:<text:s/><text:span text:style-name="T30">и</text:span>,<text:s/><text:span text:style-name="T31">что</text:span>,<text:s/><text:span text:style-name="T32">на</text:span></text:p>
      <text:p text:style-name="P33"/>
      <text:p text:style-name="P34">Четвёртый</text:p>
      <text:p text:style-name="P35">а: <text:s text:c="4"/>1, бы: <text:s text:c="3"/>1, в: <text:s text:c="4"/>8, всю: <text:s text:c="2"/>1, да: <text:s text:c="3"/>3,<text:s/></text:p>
      <text:p text:style-name="P36">до: <text:s text:c="3"/>1, еще: <text:s text:c="2"/>1, же: <text:s text:c="3"/>1, и: <text:s text:c="4"/>6, им: <text:s text:c="3"/>1,<text:s/></text:p>
      <text:p text:style-name="P37">как: <text:s text:c="2"/>2, ли: <text:s text:c="3"/>1, на: <text:s text:c="3"/>4, нее: <text:s text:c="2"/>2, ней: <text:s text:c="2"/>3,<text:s/></text:p>
      <text:soft-page-break/>
      <text:p text:style-name="P38">нет: <text:s text:c="2"/>4, но: <text:s text:c="3"/>5, о: <text:s text:c="4"/>1, по: <text:s text:c="3"/>3, раз: <text:s text:c="2"/>3,<text:s/></text:p>
      <text:p text:style-name="P39">с: <text:s text:c="4"/>8, так: <text:s text:c="2"/>2, то: <text:s text:c="3"/>2, тут: <text:s text:c="2"/>2, у: <text:s text:c="4"/>3,<text:s/></text:p>
      <text:p text:style-name="P40">чем: <text:s text:c="2"/>1, что: <text:s text:c="2"/>3, чтобы: 1,<text:s/></text:p>
      <text:p text:style-name="Normal">TOP 3 most popular:<text:s/><text:span text:style-name="T41">в</text:span>,<text:s/><text:span text:style-name="T42">с</text:span>,<text:s/><text:span text:style-name="T43">и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1.1812in" fo:margin-bottom="0.7875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oshre</meta:initial-creator>
    <dc:creator>oshre</dc:creator>
    <meta:creation-date>2022-11-23T09:35:00Z</meta:creation-date>
    <dc:date>2022-11-23T09:48:00Z</dc:date>
    <meta:template xlink:href="Normal.dotm" xlink:type="simple"/>
    <meta:editing-cycles>1</meta:editing-cycles>
    <meta:editing-duration>PT540S</meta:editing-duration>
    <meta:document-statistic meta:page-count="2" meta:paragraph-count="2" meta:word-count="206" meta:character-count="1381" meta:row-count="9" meta:non-whitespace-character-count="1177"/>
  </office:meta>
</office:document-meta>
</file>